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6b4d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Qué significa "RAID" en el contexto de almacenamiento de datos?</text:p>
      <text:p text:style-name="P2"><text:span text:style-name="Strong_20_Emphasis"><text:span text:style-name="T1">Respuesta 1:</text:span></text:span> RAID significa "Redundant Array of Independent Disks" (Conjunto Redundante de Discos Independientes) y se refiere a una técnica que combina múltiples discos duros para mejorar la velocidad, la redundancia o ambas.</text:p>
      <text:p text:style-name="P2"><text:span text:style-name="Strong_20_Emphasis"><text:span text:style-name="T1">Pregunta 2:</text:span></text:span> ¿Cuál es el propósito principal de la configuración RAID 0?</text:p>
      <text:p text:style-name="P2"><text:span text:style-name="Strong_20_Emphasis"><text:span text:style-name="T1">Respuesta 2:</text:span></text:span> El propósito principal de la configuración RAID 0 es mejorar la velocidad de lectura y escritura distribuyendo datos en varios discos, pero no proporciona redundancia.</text:p>
      <text:p text:style-name="P2"><text:span text:style-name="Strong_20_Emphasis"><text:span text:style-name="T1">Pregunta 3:</text:span></text:span> ¿Qué nivel de RAID se utiliza principalmente para la redundancia de datos sin paridad?</text:p>
      <text:p text:style-name="P2"><text:span text:style-name="Strong_20_Emphasis"><text:span text:style-name="T1">Respuesta 3:</text:span></text:span> El nivel de RAID que se utiliza principalmente para la redundancia de datos sin paridad es RAID 1.</text:p>
      <text:p text:style-name="P2"><text:span text:style-name="Strong_20_Emphasis"><text:span text:style-name="T1">Pregunta 4:</text:span></text:span> ¿Qué nivel de RAID se utiliza para la redundancia de datos con paridad?</text:p>
      <text:p text:style-name="P2"><text:span text:style-name="Strong_20_Emphasis"><text:span text:style-name="T1">Respuesta 4:</text:span></text:span> El nivel de RAID que se utiliza para la redundancia de datos con paridad es RAID 5.</text:p>
      <text:p text:style-name="P2"><text:span text:style-name="Strong_20_Emphasis"><text:span text:style-name="T1">Pregunta 5:</text:span></text:span> ¿Cuál es el propósito de la configuración RAID 10?</text:p>
      <text:p text:style-name="P2"><text:span text:style-name="Strong_20_Emphasis"><text:span text:style-name="T1">Respuesta 5:</text:span></text:span> El propósito de la configuración RAID 10 (también conocida como RAID 1+0) es proporcionar tanto redundancia como velocidad al combinar características de RAID 1 y RAID 0.</text:p>
      <text:p text:style-name="P2"><text:span text:style-name="Strong_20_Emphasis"><text:span text:style-name="T1">Pregunta 6:</text:span></text:span> ¿Qué es la "reconstrucción" en el contexto de RAID?</text:p>
      <text:p text:style-name="P2"><text:span text:style-name="Strong_20_Emphasis"><text:span text:style-name="T1">Respuesta 6:</text:span></text:span> La "reconstrucción" en el contexto de RAID es el proceso de restaurar los datos en un disco redundante después de una falla de uno de los discos.</text:p>
      <text:p text:style-name="P2"><text:span text:style-name="Strong_20_Emphasis"><text:span text:style-name="T1">Pregunta 7:</text:span></text:span> ¿Cuál es la diferencia entre RAID 0 y RAID 1 en términos de redundancia?</text:p>
      <text:p text:style-name="P2"><text:span text:style-name="Strong_20_Emphasis"><text:span text:style-name="T1">Respuesta 7:</text:span></text:span> RAID 0 no proporciona redundancia, mientras que RAID 1 duplica los datos en dos o más discos para proporcionar redundancia.</text:p>
      <text:p text:style-name="P2"><text:span text:style-name="Strong_20_Emphasis"><text:span text:style-name="T1">Pregunta 8:</text:span></text:span> ¿Qué nivel de RAID se utiliza para combinar la paridad con la redundancia de datos?</text:p>
      <text:p text:style-name="P2"><text:span text:style-name="Strong_20_Emphasis"><text:span text:style-name="T1">Respuesta 8:</text:span></text:span> El nivel de RAID que combina la paridad con la redundancia de datos es RAID 6.</text:p>
      <text:p text:style-name="P2"><text:span text:style-name="Strong_20_Emphasis"><text:span text:style-name="T1">Pregunta 9:</text:span></text:span> ¿Qué comando se utiliza en Linux para crear un conjunto RAID en modo software?</text:p>
      <text:p text:style-name="P2"><text:span text:style-name="Strong_20_Emphasis"><text:span text:style-name="T1">Respuesta 9:</text:span></text:span> El comando "mdadm" se utiliza en Linux para crear conjuntos RAID en modo software.</text:p>
      <text:p text:style-name="P2"><text:span text:style-name="Strong_20_Emphasis"><text:span text:style-name="T1">Pregunta 10:</text:span></text:span> ¿Cuál es el propósito de usar una tarjeta controladora RAID en lugar de RAID en modo software?</text:p>
      <text:p text:style-name="P2"><text:soft-page-break/><text:span text:style-name="Strong_20_Emphasis"><text:span text:style-name="T1">Respuesta 10:</text:span></text:span> Una tarjeta controladora RAID proporciona hardware dedicado para gestionar las operaciones de RAID, lo que puede mejorar el rendimiento y la confiabilidad en comparación con el software RAID.</text:p>
      <text:p text:style-name="P2"><text:span text:style-name="Strong_20_Emphasis"><text:span text:style-name="T1">Pregunta 11:</text:span></text:span> ¿Cuál es la ventaja de utilizar RAID 1 en comparación con RAID 0?</text:p>
      <text:p text:style-name="P2"><text:span text:style-name="Strong_20_Emphasis"><text:span text:style-name="T1">Respuesta 11:</text:span></text:span> La ventaja de RAID 1 sobre RAID 0 es la redundancia, ya que los datos se duplican en varios discos para mayor seguridad.</text:p>
      <text:p text:style-name="P2"><text:span text:style-name="Strong_20_Emphasis"><text:span text:style-name="T1">Pregunta 12:</text:span></text:span> ¿Cómo se denomina el proceso de verificar la integridad de datos almacenados en un conjunto RAID?</text:p>
      <text:p text:style-name="P2"><text:span text:style-name="Strong_20_Emphasis"><text:span text:style-name="T1">Respuesta 12:</text:span></text:span> El proceso de verificar la integridad de datos en un conjunto RAID se denomina "scrubbing" o "patrullaje".</text:p>
      <text:p text:style-name="P2"><text:span text:style-name="Strong_20_Emphasis"><text:span text:style-name="T1">Pregunta 13:</text:span></text:span> ¿Qué nivel de RAID se utiliza para combinar la velocidad de RAID 0 con la redundancia de RAID 1?</text:p>
      <text:p text:style-name="P2"><text:span text:style-name="Strong_20_Emphasis"><text:span text:style-name="T1">Respuesta 13:</text:span></text:span> El nivel de RAID que combina la velocidad de RAID 0 con la redundancia de RAID 1 es RAID 10 (o RAID 1+0).</text:p>
      <text:p text:style-name="P2"><text:span text:style-name="Strong_20_Emphasis"><text:span text:style-name="T1">Pregunta 14:</text:span></text:span> ¿Cuál es la diferencia entre RAID 5 y RAID 6 en términos de redundancia de datos?</text:p>
      <text:p text:style-name="P2"><text:span text:style-name="Strong_20_Emphasis"><text:span text:style-name="T1">Respuesta 14:</text:span></text:span> RAID 5 utiliza una paridad simple para la redundancia de datos, mientras que RAID 6 utiliza una paridad doble, lo que permite mayor tolerancia a fallas.</text:p>
      <text:p text:style-name="P2"><text:span text:style-name="Strong_20_Emphasis"><text:span text:style-name="T1">Pregunta 15:</text:span></text:span> ¿Cuál es el propósito de la "paridad" en RAID 5 y RAID 6?</text:p>
      <text:p text:style-name="P2"><text:span text:style-name="Strong_20_Emphasis"><text:span text:style-name="T1">Respuesta 15:</text:span></text:span> La paridad en RAID 5 y RAID 6 se utiliza para calcular y almacenar información redundante que se utiliza para reconstruir datos en caso de una falla de disco.</text:p>
      <text:p text:style-name="P2"><text:span text:style-name="Strong_20_Emphasis"><text:span text:style-name="T1">Pregunta 16:</text:span></text:span> ¿Cuál es el proceso de "resincronización" en un conjunto RAID?</text:p>
      <text:p text:style-name="P2"><text:span text:style-name="Strong_20_Emphasis"><text:span text:style-name="T1">Respuesta 16:</text:span></text:span> La resincronización es el proceso de reconstrucción de datos en un conjunto RAID después de una falla de disco o cuando se reemplaza un disco defectuoso.</text:p>
      <text:p text:style-name="P2"><text:span text:style-name="Strong_20_Emphasis"><text:span text:style-name="T1">Pregunta 17:</text:span></text:span> ¿Cuál es el nivel de RAID que se utiliza comúnmente para servidores de misión crítica debido a su alta redundancia?</text:p>
      <text:p text:style-name="P2"><text:span text:style-name="Strong_20_Emphasis"><text:span text:style-name="T1">Respuesta 17:</text:span></text:span> RAID 6 se utiliza comúnmente en servidores de misión crítica debido a su alta redundancia.</text:p>
      <text:p text:style-name="P2"><text:span text:style-name="Strong_20_Emphasis"><text:span text:style-name="T1">Pregunta 18:</text:span></text:span> ¿Qué significa "hot spare" en el contexto de RAID?</text:p>
      <text:p text:style-name="P2"><text:span text:style-name="Strong_20_Emphasis"><text:span text:style-name="T1">Respuesta 18:</text:span></text:span> Un "hot spare" es un disco duro de reserva que se encuentra en espera y listo para reemplazar automáticamente a un disco defectuoso en un conjunto RAID sin intervención manual.</text:p>
      <text:p text:style-name="P2"><text:soft-page-break/><text:span text:style-name="Strong_20_Emphasis"><text:span text:style-name="T1">Pregunta 19:</text:span></text:span> ¿Qué comandos se utilizan para monitorear el estado de un conjunto RAID en Linux?</text:p>
      <text:p text:style-name="P2"><text:span text:style-name="Strong_20_Emphasis"><text:span text:style-name="T1">Respuesta 19:</text:span></text:span> Los comandos "mdadm" y "cat /proc/mdstat" se utilizan para monitorear el estado de un conjunto RAID en Linux.</text:p>
      <text:p text:style-name="P2"><text:span text:style-name="Strong_20_Emphasis"><text:span text:style-name="T1">Pregunta 20:</text:span></text:span> ¿Qué se entiende por "nivel de RAID 0+1"?</text:p>
      <text:p text:style-name="P2"><text:span text:style-name="Strong_20_Emphasis"><text:span text:style-name="T1">Respuesta 20:</text:span></text:span> El nivel de RAID 0+1 combina características de RAID 0 y RAID 1 al dividir los datos en múltiples discos (como RAID 0) y luego duplicar esos conjuntos (como RAID 1) para proporcionar velocidad y redundancia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Administración avanzada de dispositivos de almacenamiento </text:p>
        <text:p text:style-name="MP2"><text:s/>Configuración de RAID <text:s text:c="3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29:37.367981974</dc:date>
    <meta:editing-duration>PT4H22M15S</meta:editing-duration>
    <meta:editing-cycles>91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19" meta:character-count="4786" meta:non-whitespace-character-count="4004"/>
  </office:meta>
</office:document-meta>
</file>